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</office:automatic-styles>
  <office:body>
    <office:text text:use-soft-page-breaks="true">
      <text:p text:style-name="P1">Final Project Proposal</text:p>
      <text:p text:style-name="Standard">Project Name: CEC Consortium</text:p>
      <text:p text:style-name="Standard">Project Description:</text:p>
      <text:p text:style-name="Standard"><text:tab/>CEC Consortium will be a collection of interesting and useful C++ projects organized by a central user interface which will allow users to view the details of and<text:s/>launch any of the included projects.</text:p>
      <text:p text:style-name="Standard"><text:tab/>Each project will include JSON metadata describing its usage and functionality. This metadata will be read by the central user interface designed by Dylan.</text:p>
      <text:p text:style-name="Standard">Project Members: Dylan, Julian, Alexander, Brendan</text:p>
      <text:p text:style-name="Standard">Project Roles:</text:p>
      <text:list text:style-name="LFO1" text:continue-numbering="true">
        <text:list-item>
          <text:p text:style-name="P2">Julian – ScrumMaster</text:p>
        </text:list-item>
        <text:list-item>
          <text:p text:style-name="P3">Dylan – Product Owner</text:p>
        </text:list-item>
        <text:list-item>
          <text:p text:style-name="P4">Brendan, Alexander – Development Team</text:p>
        </text:list-item>
      </text:list>
      <text:p text:style-name="Standard">Development Schedule:</text:p>
      <text:list text:style-name="LFO2" text:continue-numbering="true">
        <text:list-item>
          <text:p text:style-name="P5">Dylan</text:p>
          <text:list text:continue-numbering="true">
            <text:list-item>
              <text:p text:style-name="P6">11/4 – 11/8: Basic UI built, CI/CD system integrated</text:p>
              <text:list text:continue-numbering="true">
                <text:list-item>
                  <text:p text:style-name="P7">UI on GitHub, CI/CD system integrated with GitHub repository</text:p>
                </text:list-item>
              </text:list>
            </text:list-item>
            <text:list-item>
              <text:p text:style-name="P8">11/11 – 11/15: Metadata read<text:s/>and processed</text:p>
              <text:list text:continue-numbering="true">
                <text:list-item>
                  <text:p text:style-name="P9">Metadata processing algorithm</text:p>
                </text:list-item>
              </text:list>
            </text:list-item>
            <text:list-item>
              <text:p text:style-name="P10">11/18 – 11/22: Fully distributable binary prepared</text:p>
              <text:list text:continue-numbering="true">
                <text:list-item>
                  <text:p text:style-name="P11">Releases present on GitHub</text:p>
                </text:list-item>
              </text:list>
            </text:list-item>
            <text:list-item>
              <text:p text:style-name="P12">12/2 – 12/6: QA testing, minor improvements</text:p>
            </text:list-item>
          </text:list>
        </text:list-item>
        <text:list-item>
          <text:p text:style-name="P13">Alexander</text:p>
          <text:list text:continue-numbering="true">
            <text:list-item>
              <text:p text:style-name="P14">11/4 – 11/8: Pacman development</text:p>
              <text:list text:continue-numbering="true">
                <text:list-item>
                  <text:p text:style-name="P15">Put project on GitHub</text:p>
                </text:list-item>
              </text:list>
            </text:list-item>
            <text:list-item>
              <text:p text:style-name="P16">11/11 – 11/15:<text:s/>Pacman development</text:p>
              <text:list text:continue-numbering="true">
                <text:list-item>
                  <text:p text:style-name="P17">Add metadata to project</text:p>
                </text:list-item>
              </text:list>
            </text:list-item>
            <text:list-item>
              <text:p text:style-name="P18">11/18 – 11/22: Pacman development</text:p>
              <text:list text:continue-numbering="true">
                <text:list-item>
                  <text:p text:style-name="P19">Ensure project deploys properly</text:p>
                </text:list-item>
              </text:list>
            </text:list-item>
            <text:list-item>
              <text:p text:style-name="P20">12/2 – 12/6: Pacman QA testing and improvements, finishing touches</text:p>
            </text:list-item>
          </text:list>
        </text:list-item>
        <text:list-item>
          <text:p text:style-name="P21">Julian</text:p>
          <text:list text:continue-numbering="true">
            <text:list-item>
              <text:p text:style-name="P22">Weekly SCRUM meetings. Continuous project review and management, QA for all developers.</text:p>
            </text:list-item>
            <text:list-item>
              <text:p text:style-name="P23">Organized daily checkup meetings</text:p>
            </text:list-item>
          </text:list>
        </text:list-item>
        <text:list-item>
          <text:p text:style-name="P24">Brendan</text:p>
          <text:list text:continue-numbering="true">
            <text:list-item>
              <text:p text:style-name="P25">11/4 – 11/8: Project development</text:p>
              <text:list text:continue-numbering="true">
                <text:list-item>
                  <text:p text:style-name="P26">Put project on GitHub</text:p>
                </text:list-item>
              </text:list>
            </text:list-item>
            <text:list-item>
              <text:p text:style-name="P27">11/11 – 11/15: Project development</text:p>
              <text:list text:continue-numbering="true">
                <text:list-item>
                  <text:p text:style-name="P28">Add metadata to project</text:p>
                </text:list-item>
              </text:list>
            </text:list-item>
            <text:list-item>
              <text:p text:style-name="P29">11/18 – 11/22: Project development</text:p>
              <text:list text:continue-numbering="true">
                <text:list-item>
                  <text:p text:style-name="P30">Ensure project deploys properly</text:p>
                </text:list-item>
              </text:list>
            </text:list-item>
            <text:list-item>
              <text:p text:style-name="P31">12/2 – 12/6: Project QA testing and improvements, finishing touches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ylan Pozarnsky</dc:creator>
    <meta:creation-date>2019-10-28T19:24:00Z</meta:creation-date>
    <dc:date>2019-10-29T19:25:00Z</dc:date>
    <meta:template xlink:href="Normal.dotm" xlink:type="simple"/>
    <meta:editing-cycles>3</meta:editing-cycles>
    <meta:editing-duration>PT10560S</meta:editing-duration>
    <meta:document-statistic meta:page-count="1" meta:paragraph-count="3" meta:word-count="232" meta:character-count="1552" meta:row-count="11" meta:non-whitespace-character-count="1323"/>
  </office:meta>
</office:document-meta>
</file>